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" svg:font-family="'Lubalin Graph'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" svg:font-family="'Lubalin Graph Book'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 style:writing-mode="lr-tb"/>
    </style:style>
    <style:style style:name="Table1.A" style:family="table-column">
      <style:table-column-properties style:column-width="2.3535in" style:rel-column-width="21122*"/>
    </style:style>
    <style:style style:name="Table1.B" style:family="table-column">
      <style:table-column-properties style:column-width="4.9486in" style:rel-column-width="44413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 style:writing-mode="lr-tb"/>
    </style:style>
    <style:style style:name="Table2.A" style:family="table-column">
      <style:table-column-properties style:column-width="1.184in" style:rel-column-width="10626*"/>
    </style:style>
    <style:style style:name="Table2.B" style:family="table-column">
      <style:table-column-properties style:column-width="6.1181in" style:rel-column-width="54909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 style:writing-mode="lr-tb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style:contextual-spacing="false" fo:text-align="center" style:justify-single-word="false" fo:padding="0in" fo:border="none"/>
      <style:text-properties style:font-name="ITC Lubalin Graph Std1" fo:letter-spacing="0.0016in"/>
    </style:style>
    <style:style style:name="P3" style:family="paragraph" style:parent-style-name="Section" style:master-page-name="">
      <style:paragraph-properties style:page-number="auto" fo:padding="0in" fo:border="none" style:shadow="none" style:writing-mode="lr-tb"/>
      <style:text-properties style:font-name="ITC Lubalin Graph Std1" fo:font-size="2pt" fo:font-style="normal" fo:font-weight="normal" style:font-size-asian="1.75pt" style:font-size-complex="2pt"/>
    </style:style>
    <style:style style:name="P4" style:family="paragraph" style:parent-style-name="Bold">
      <style:text-properties officeooo:rsid="00449c21" officeooo:paragraph-rsid="00449c21"/>
    </style:style>
    <style:style style:name="P5" style:family="paragraph" style:parent-style-name="Bold">
      <style:text-properties fo:font-weight="normal" officeooo:rsid="00449c21" officeooo:paragraph-rsid="00449c21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T1" style:family="text">
      <style:text-properties style:font-name="ITC Lubalin Graph Std1" fo:font-size="9pt" fo:letter-spacing="0.0016in" fo:font-style="normal" fo:font-weight="normal" style:font-size-asian="9pt" style:font-size-complex="9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font-size="16pt" fo:font-weight="bold" officeooo:rsid="003be5c8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font-size="16pt" fo:font-weight="bold" officeooo:rsid="0040502c" style:font-size-asian="16pt" style:font-weight-asian="bold" style:font-size-complex="16pt" style:font-weight-complex="bold"/>
    </style:style>
    <style:style style:name="T8" style:family="text">
      <style:text-properties fo:font-size="4pt" style:font-size-asian="10pt" style:font-size-complex="10pt"/>
    </style:style>
    <style:style style:name="T9" style:family="text">
      <style:text-properties fo:letter-spacing="normal"/>
    </style:style>
    <style:style style:name="T10" style:family="text">
      <style:text-properties officeooo:rsid="0041e3d9"/>
    </style:style>
    <style:style style:name="T11" style:family="text">
      <style:text-properties style:use-window-font-color="true" loext:opacity="0%" style:font-name="ITC Lubalin Graph Std" fo:font-size="10pt" fo:letter-spacing="0.0028in" fo:language="en" fo:country="US" fo:font-style="normal" fo:font-weight="600" style:font-name-asian="Times New Roman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ITC Lubalin Graph Std" fo:font-size="10pt" fo:letter-spacing="0.0028in" fo:language="en" fo:country="US" fo:font-style="normal" fo:font-weight="600" officeooo:rsid="004302e8" style:font-name-asian="Times New Roman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ITC Lubalin Graph Std" fo:font-size="10pt" fo:letter-spacing="0.0028in" fo:language="en" fo:country="US" fo:font-style="normal" fo:font-weight="600" officeooo:rsid="00449c21" style:font-name-asian="Times New Roman" style:font-size-asian="10pt" style:font-weight-asian="bold" style:font-size-complex="10pt" style:font-weight-complex="bold"/>
    </style:style>
    <style:style style:name="T14" style:family="text">
      <style:text-properties officeooo:rsid="00449c21"/>
    </style:style>
    <style:style style:name="T15" style:family="text">
      <style:text-properties officeooo:rsid="00462448"/>
    </style:style>
    <style:style style:name="T16" style:family="text">
      <style:text-properties officeooo:rsid="004632d6"/>
    </style:style>
    <style:style style:name="T17" style:family="text">
      <style:text-properties officeooo:rsid="0047eae1"/>
    </style:style>
    <style:style style:name="T18" style:family="text">
      <style:text-properties officeooo:rsid="004a03d3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Marnen E. Laibow-Koser</text:span><text:span text:style-name="T2"><text:line-break/></text:span><text:span text:style-name="T7">9 Hoeg Street</text:span><text:span text:style-name="T6">, </text:span><text:span text:style-name="T7">Randolph</text:span><text:span text:style-name="T6">, MA 02</text:span><text:span text:style-name="T7">368</text:span><text:span text:style-name="T5"><text:line-break/>(845) 625-7801 • marnen@marnen.org • http://www.marnen.org</text:span></text:p>
      <text:p text:style-name="Section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Bold">programming, markup, databases</text:p>
          </table:table-cell>
          <table:table-cell table:style-name="Table1.A1" office:value-type="string">
            <text:p text:style-name="Body">C, C++, CoffeeScript, ColdFusion (CFML), CSS, DDS, Haml, HTML/XHTML, Java, JavaScript, Lisp (MCL), Mathematica, MongoDB, Perl, PHP, RPG, Ruby, Sass/SCSS, shell scripts (ksh, bash), SQL (MySQL, PostgreSQL, Microsoft Access, Microsoft SQL Server, SQLite), <text:span text:style-name="T18">TypeScript, </text:span>XML, XSL, BASIC, HyperTalk.</text:p>
          </table:table-cell>
        </table:table-row>
        <table:table-row table:style-name="Table1.1">
          <table:table-cell table:style-name="Table1.A1" office:value-type="string">
            <text:p text:style-name="Bold">operating systems</text:p>
          </table:table-cell>
          <table:table-cell table:style-name="Table1.A1" office:value-type="string">
            <text:p text:style-name="Body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Bold">Mac OS software</text:p>
          </table:table-cell>
          <table:table-cell table:style-name="Table1.A1" office:value-type="string">
            <text:p text:style-name="Body">Adobe GoLive, Adobe Photoshop, Assimilator, Atom, Diffly, Director, FileMaker Pro, Finale, GitX, KomodoEdit, Mathematica, Microsoft Of<text:span text:style-name="T10">fi</text:span>ce, Microsoft Project, mySQL Tools, NeoOffice, Panorama, Power*Architect, RealProducer, Solo, SourceTree, SublimeText, 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Bold">Windows &amp; MS-DOS software</text:p>
          </table:table-cell>
          <table:table-cell table:style-name="Table1.A1" office:value-type="string">
            <text:p text:style-name="Body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Bold">OS/400 &amp; System/36 software</text:p>
          </table:table-cell>
          <table:table-cell table:style-name="Table1.A1" office:value-type="string">
            <text:p text:style-name="Body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Bold">Linux &amp; Unix software</text:p>
          </table:table-cell>
          <table:table-cell table:style-name="Table1.A1" office:value-type="string">
            <text:p text:style-name="Body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Bold">languages</text:p>
          </table:table-cell>
          <table:table-cell table:style-name="Table1.A1" office:value-type="string">
            <text:p text:style-name="Body">Fluent in German, excellent knowledge of French, some knowledge of Spanish, Italian, Japanese, Russian, Hebrew, Esperanto.</text:p>
          </table:table-cell>
        </table:table-row>
      </table:table>
      <text:p text:style-name="Section">relevant experience</text:p>
      <text:p text:style-name="Body">This résumé contains programming and technical experience. For musical experience, please see <text:span text:style-name="T4">http://www.marnen.org/resume_m.pdf</text:span>.</text:p>
      <table:table table:name="Table2" table:style-name="Table2">
        <table:table-column table:style-name="Table2.A"/>
        <table:table-column table:style-name="Table2.B"/>
        <table:table-row table:style-name="TableLine140565378004320">
          <table:table-cell table:style-name="Table2.A1" office:value-type="string">
            <text:p text:style-name="P4">October 2020–January 2021</text:p>
          </table:table-cell>
          <table:table-cell table:style-name="Table2.A1" office:value-type="string">
            <text:p text:style-name="P4">Distiller (independent consultan<text:span text:style-name="T11">t</text:span>)<text:tab/>Seattle, Washington</text:p>
            <text:p text:style-name="P5">Senior Rails developer for niche social network. Developed and maintained user-facing features; refactored large parts of codebase for long-term maintainability.</text:p>
          </table:table-cell>
        </table:table-row>
        <table:table-row table:style-name="TableLine140565378004320">
          <table:table-cell table:style-name="Table2.A1" office:value-type="string">
            <text:p text:style-name="Bold">July 1998–present</text:p>
          </table:table-cell>
          <table:table-cell table:style-name="Table2.A1" office:value-type="string">
            <text:p text:style-name="Bold">Thunderbird Productions<text:tab/><text:span text:style-name="T12">Randolph</text:span>, Massachusetts</text:p>
            <text:p text:style-name="Body">Freelance developer creating complex Web applications with Ruby on Rails, PHP, ColdFusion, JavaScript, CoffeeScript, MySQL, <text:span text:style-name="T15">and</text:span> PostgreSQL databases. Also designed and created static websites and produced graphics and streaming audio.</text:p>
            <text:p text:style-name="Body">Creator and primary developer of Quorum Calendar System (<text:span text:style-name="T4">http://quorum2.sf.net</text:span>); other open-source contributions available at <text:span text:style-name="T4">http://github.com/marnen</text:span>.</text:p>
          </table:table-cell>
        </table:table-row>
        <table:table-row table:style-name="TableLine140565396105712">
          <table:table-cell table:style-name="Table2.A1" office:value-type="string">
            <text:p text:style-name="Bold">February–September<text:span text:style-name="T8"> </text:span><text:span text:style-name="T9">2017</text:span></text:p>
          </table:table-cell>
          <table:table-cell table:style-name="Table2.A1" office:value-type="string">
            <text:p text:style-name="Bold">Torchlight<text:tab/>Burlington, Massachusetts</text:p>
            <text:p text:style-name="Body">Senior Rails developer on portal for caregivers to special-needs children and elderly relatives. Responsibilities included working with contractors and in-house junior developers to improve development practice and increase maintainability.</text:p>
          </table:table-cell>
        </table:table-row>
        <table:table-row table:style-name="TableLine140565396098576">
          <table:table-cell table:style-name="Table2.A1" office:value-type="string">
            <text:p text:style-name="Bold">July 2015–February 2017</text:p>
          </table:table-cell>
          <table:table-cell table:style-name="Table2.A1" office:value-type="string">
            <text:p text:style-name="Bold">One Door (formerly RBM Technologies)<text:tab/>Boston, Massachusetts</text:p>
            <text:p text:style-name="Body">Senior Rails and Ember developer on retail merchandising management application. Responsibilities included helping to improve development practice on team of about 15.</text:p>
          </table:table-cell>
        </table:table-row>
        <table:table-row table:style-name="TableLine140565396104256">
          <table:table-cell table:style-name="Table2.A1" office:value-type="string">
            <text:p text:style-name="Bold">May–July 2014</text:p>
          </table:table-cell>
          <table:table-cell table:style-name="Table2.A1" office:value-type="string">
            <text:p text:style-name="Bold">District Management Council (consulting for Vesume Group)<text:tab/>Boston, Massachusetts</text:p>
            <text:p text:style-name="Body">Senior Rails developer on staffing management application for public school districts.</text:p>
          </table:table-cell>
        </table:table-row>
        <table:table-row table:style-name="TableLine140565396102768">
          <table:table-cell table:style-name="Table2.A1" office:value-type="string">
            <text:p text:style-name="Bold">June–July 2013</text:p>
          </table:table-cell>
          <table:table-cell table:style-name="Table2.A1" office:value-type="string">
            <text:p text:style-name="Bold">Medullan (consulting for Jobspring Partners)<text:tab/>Cambridge, Massachusetts</text:p>
            <text:p text:style-name="Body">Initiated Rails development effort for medical IT consultancy, including assisting with Rails training of existing developers and creating Rails development guidelines.</text:p>
          </table:table-cell>
        </table:table-row>
        <table:table-row table:style-name="TableLine140565396103376">
          <table:table-cell table:style-name="Table2.A1" office:value-type="string">
            <text:p text:style-name="Bold">March–November 2012</text:p>
          </table:table-cell>
          <table:table-cell table:style-name="Table2.A1" office:value-type="string">
            <text:p text:style-name="Bold">Teladoc (consulting for Artsource Consulting)<text:tab/>Greenwich, Connecticut</text:p>
            <text:p text:style-name="Body">Ruby on Rails developer for telemedicine application built with service-oriented architecture. Created system for exporting medical billing information to EDI 837 claims, as well as secure message center for patients to communicate with doctors and nurses.</text:p>
          </table:table-cell>
        </table:table-row>
        <text:soft-page-break/>
        <table:table-row table:style-name="TableLine140565396093104">
          <table:table-cell table:style-name="Table2.A1" office:value-type="string">
            <text:p text:style-name="Bold">September 2011–February 2012</text:p>
          </table:table-cell>
          <table:table-cell table:style-name="Table2.A1" office:value-type="string">
            <text:p text:style-name="Bold">Crowdtap<text:tab/>New York and Albany, New York</text:p>
            <text:p text:style-name="Body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 table:style-name="TableLine140565396093888">
          <table:table-cell table:style-name="Table2.A1" office:value-type="string">
            <text:p text:style-name="Bold">March–June 2011</text:p>
          </table:table-cell>
          <table:table-cell table:style-name="Table2.A1" office:value-type="string">
            <text:p text:style-name="Bold">Benchmark Solutions<text:tab/>New York, New York</text:p>
            <text:p text:style-name="Body">Rails <text:span text:style-name="T17">and </text:span>JavaScript developer <text:span text:style-name="T16">for</text:span> real-time financial data application in Extreme Programming environment, using MySQL, jQuery, RSpec, Jasmine, Raphael, and Git.</text:p>
          </table:table-cell>
        </table:table-row>
        <table:table-row table:style-name="TableLine140565396106256">
          <table:table-cell table:style-name="Table2.A1" office:value-type="string">
            <text:p text:style-name="Bold">March 2010–March 2011</text:p>
          </table:table-cell>
          <table:table-cell table:style-name="Table2.A1" office:value-type="string">
            <text:p text:style-name="Bold">American Express Publishing<text:tab/>New York, New York<text:line-break/>(consulting for Manpower Professional)</text:p>
            <text:p text:style-name="Body">Rails/Microsoft SQL Server developer, maintaining high-profile public-facing websites including http://www.travelandleisure.com (13 million page views per month).</text:p>
          </table:table-cell>
        </table:table-row>
        <table:table-row table:style-name="TableLine140565396107232">
          <table:table-cell table:style-name="Table2.A1" office:value-type="string">
            <text:p text:style-name="Bold">January–February 2008</text:p>
          </table:table-cell>
          <table:table-cell table:style-name="Table2.A1" office:value-type="string">
            <text:p text:style-name="Bold">Vita Rara<text:tab/>Troy, New York</text:p>
            <text:p text:style-name="Body">Web developer for major vertical-market application, using Java, Struts, JSP, mySQL, and JBoss on Linux and Mac OS X.</text:p>
          </table:table-cell>
        </table:table-row>
        <table:table-row table:style-name="TableLine140565396108064">
          <table:table-cell table:style-name="Table2.A1" office:value-type="string">
            <text:p text:style-name="Bold">June–November 2007</text:p>
          </table:table-cell>
          <table:table-cell table:style-name="Table2.A1" office:value-type="string">
            <text:p text:style-name="Bold">Reflexions Data (consulting for RHI Technology)<text:tab/>White Plains, New York</text:p>
            <text:p text:style-name="Body">Senior Web developer, designing and implementing backends for Web applications with LAMP technologies, JavaScript (including Ajax), Mootools, and Fusebox.</text:p>
          </table:table-cell>
        </table:table-row>
        <table:table-row table:style-name="TableLine140565396108832">
          <table:table-cell table:style-name="Table2.A1" office:value-type="string">
            <text:p text:style-name="Bold">February–September 2006</text:p>
          </table:table-cell>
          <table:table-cell table:style-name="Table2.A1" office:value-type="string">
            <text:p text:style-name="Bold">SoftWaveMedia/Zysys Solutions<text:tab/>Irvington, New York</text:p>
            <text:p text:style-name="Body">ColdFusion/mySQL developer for radio advertising broker. Achievements included:</text:p>
            <text:list xml:id="list156388313" text:style-name="L1">
              <text:list-item>
                <text:p text:style-name="P6">introducing and supporting Fusebox framework, including customizing open-source Fusebox documentation tools,</text:p>
              </text:list-item>
              <text:list-item>
                <text:p text:style-name="P6">creating automated Web-based invoice system with XML integration and fuzzy matching,</text:p>
              </text:list-item>
              <text:list-item>
                <text:p text:style-name="P6">writing Perl and shell scripts to import millions of records from flat text files into MySQL.</text:p>
              </text:list-item>
            </text:list>
          </table:table-cell>
        </table:table-row>
        <table:table-row table:style-name="TableLine140565396109600">
          <table:table-cell table:style-name="Table2.A1" office:value-type="string">
            <text:p text:style-name="Bold">November–<text:line-break/>December 1999 </text:p>
          </table:table-cell>
          <table:table-cell table:style-name="Table2.A1" office:value-type="string">
            <text:p text:style-name="Bold">New World Technologies (independent consultan<text:span text:style-name="T13">t</text:span>)<text:tab/>New York, New York</text:p>
            <text:p text:style-name="Body">ColdFusion/HTML programmer in e-commerce environment. Designed and implemented Web-based solution for editing large Microsoft Access database of products and clients, and maintained program generating product information sheets from this database. Also maintained programmers’ documentation engine on corporate intranet.</text:p>
          </table:table-cell>
        </table:table-row>
        <table:table-row table:style-name="TableLine140565396110368">
          <table:table-cell table:style-name="Table2.A1" office:value-type="string">
            <text:p text:style-name="Bold">January–March 1999</text:p>
          </table:table-cell>
          <table:table-cell table:style-name="Table2.A1" office:value-type="string">
            <text:p text:style-name="Bold">Omni-Services Corporation<text:tab/>Culpeper, Virginia<text:line-break/>(consulting for Supra Data Systems)</text:p>
            <text:p text:style-name="Body">ASNA 400 RPG programmer on IBM System/36. Maintained and provided technical support for custom financial reporting programs, including distributing updates of these programs for installation at branch locations.</text:p>
          </table:table-cell>
        </table:table-row>
        <table:table-row table:style-name="TableLine140565396111136">
          <table:table-cell table:style-name="Table2.A1" office:value-type="string">
            <text:p text:style-name="Bold">December 1996–May 1998</text:p>
          </table:table-cell>
          <table:table-cell table:style-name="Table2.A1" office:value-type="string">
            <text:p text:style-name="Bold">Metric and Multistandard Components<text:tab/>Hawthorne, New York<text:line-break/>(consulting for Donald J. Simons Associates)</text:p>
            <text:p text:style-name="Body">Member of team working to increase automation of warehouse and sales department using RPG on AS/400 and System/36. Duties included:</text:p>
            <text:list xml:id="list963330861" text:style-name="L2">
              <text:list-item>
                <text:p text:style-name="P7">maintaining PCs, AS/400 workstations, AS/400 fax system, bar code equipment, and other hardware,</text:p>
              </text:list-item>
              <text:list-item>
                <text:p text:style-name="P7">implementing bar-code-based package tracking and identification system, including writing narrative descriptions of current and planned procedures, </text:p>
              </text:list-item>
              <text:list-item>
                <text:p text:style-name="P7">maintaining and documenting shipping, purchasing, and <text:s/>tracking programs,</text:p>
              </text:list-item>
              <text:list-item>
                <text:p text:style-name="P7">creating, performing, and reporting on comparative tests of hardware and software,</text:p>
              </text:list-item>
              <text:list-item>
                <text:p text:style-name="P7">working with developer of corporate website on searchable database of products.</text:p>
              </text:list-item>
            </text:list>
          </table:table-cell>
        </table:table-row>
      </table:table>
      <text:p text:style-name="Section">education and related accomplishments</text:p>
      <table:table table:name="Table3" table:style-name="Table3">
        <table:table-column table:style-name="Table3.A"/>
        <table:table-column table:style-name="Table3.B"/>
        <table:table-row table:style-name="TableLine140565396114320">
          <table:table-cell table:style-name="Table3.A1" office:value-type="string">
            <text:p text:style-name="Bold">January 2013–December 2014</text:p>
          </table:table-cell>
          <table:table-cell table:style-name="Table3.A1" office:value-type="string">
            <text:p text:style-name="Bold">New England Conservatory of Music<text:tab/>Boston, Massachusetts</text:p>
            <text:p text:style-name="Body">M.M. (with academic honors) in Contemporary Improvisation. Major teachers included Hankus Netsky and Ran Blake.</text:p>
          </table:table-cell>
        </table:table-row>
        <table:table-row table:style-name="TableLine140565396116096">
          <table:table-cell table:style-name="Table3.A1" office:value-type="string">
            <text:p text:style-name="Bold">June–July 2010</text:p>
          </table:table-cell>
          <table:table-cell table:style-name="Table3.A1" office:value-type="string">
            <text:p text:style-name="Bold">University of Vermont/Wolfram Research<text:tab/>Burlington, Vermont</text:p>
            <text:p text:style-name="Body">Student at New Kind of Science Summer School, a course in cellular automata and similar complex systems; final research project modeled musical form with string substitution systems (see <text:span text:style-name="T4">http://bit.ly/nks2010mlk</text:span>). Faculty included Stephen Wolfram and Todd Rowland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" svg:font-family="'Lubalin Graph'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" svg:font-family="'Lubalin Graph Book'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style:contextual-spacing="false" fo:orphans="2" fo:widows="2" fo:padding-left="0in" fo:padding-right="0in" fo:padding-top="0.0138in" fo:padding-bottom="0in" fo:border-left="none" fo:border-right="none" fo:border-top="0.06pt solid #000000" fo:border-bottom="none" style:writing-mode="lr-tb"/>
      <style:text-properties style:use-window-font-color="true" loext:opacity="0%" style:font-name="ITC Lubalin Graph Std" fo:font-family="'ITC Lubalin Graph Std'" style:font-style-name="Book" style:font-pitch="variable" fo:font-size="10pt" fo:letter-spacing="0.0028in" fo:language="en" fo:country="US" fo:font-style="normal" fo:font-weight="350" style:font-name-asian="Times New Roman" style:font-family-asian="'Times New Roman'" style:font-family-generic-asian="roman" style:font-pitch-asian="variable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writing-mode="lr-tb"/>
      <style:text-properties fo:font-weight="normal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style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style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 style:shadow="none" style:writing-mode="lr-tb"/>
      <style:text-properties fo:letter-spacing="0.0028in"/>
    </style:style>
    <style:style style:name="Section" style:family="paragraph" style:parent-style-name="Body" style:class="extra" style:master-page-name="">
      <style:paragraph-properties fo:margin-top="0.0134in" fo:margin-bottom="0in" style:contextual-spacing="false" style:page-number="auto" fo:padding-left="0in" fo:padding-right="0in" fo:padding-top="0.0402in" fo:padding-bottom="0in" fo:border-left="none" fo:border-right="none" fo:border-top="0.51pt solid #000000" fo:border-bottom="none" style:shadow="none" style:writing-mode="lr-tb">
        <style:tab-stops>
          <style:tab-stop style:position="2.3752in" style:leader-style="dotted" style:leader-text="."/>
        </style:tab-stops>
      </style:paragraph-properties>
      <style:text-properties style:font-name="ITC Lubalin Graph Std" fo:font-family="'ITC Lubalin Graph Std'" style:font-style-name="Book" style:font-pitch="variable" style:font-size-rel="2pt" fo:font-style="normal" fo:font-weight="350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style:contextual-spacing="false" fo:text-indent="0in" style:auto-text-indent="false" style:page-number="auto" style:writing-mode="lr-tb">
        <style:tab-stops>
          <style:tab-stop style:position="7.222in" style:type="right"/>
        </style:tab-stops>
      </style:paragraph-properties>
      <style:text-properties fo:font-weight="600" style:font-weight-asian="bold" style:font-weight-complex="bold"/>
    </style:style>
    <style:style style:name="Bullet" style:family="paragraph" style:parent-style-name="Body">
      <style:paragraph-properties fo:margin-left="0in" fo:margin-right="0in" fo:margin-top="0.0402in" fo:margin-bottom="0in" style:contextual-spacing="false" fo:text-indent="0in" style:auto-text-indent="false" style:writing-mode="lr-tb">
        <style:tab-stops>
          <style:tab-stop style:position="7.22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style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1" fo:font-size="9pt" fo:letter-spacing="0.0016in" fo:font-style="normal" fo:font-weight="normal" style:font-size-asian="9pt" style:font-size-complex="9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fo:background-color="transparent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5in" fo:margin-left="0in" fo:margin-right="0in" fo:margin-top="0.05in" fo:background-color="transparent" style:dynamic-spacing="false" draw:fill="none" draw:fill-color="#99ccf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<text:tab/>Marnen E. Laibow-Koser—page </text:span><text:span text:style-name="MT1"><text:page-number text:select-page="current">2</text:page-number></text:span><text:span text:style-name="Page_20_Number"><text:span text:style-name="MT1"><text:s/>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title>Résumé: Marnen E. Laibow-Koser</dc:title>
    <meta:initial-creator>Marnen E. Laibow-Koser</meta:initial-creator>
    <meta:creation-date>2000-09-12T13:29:00</meta:creation-date>
    <dc:creator>Marnen Laibow-Koser</dc:creator>
    <dc:date>2021-01-25T14:05:02.575003787</dc:date>
    <meta:print-date>2011-06-06T22:58:20</meta:print-date>
    <dc:language>en-US</dc:language>
    <meta:editing-cycles>207</meta:editing-cycles>
    <meta:editing-duration>P17DT1H6M24S</meta:editing-duration>
    <meta:printed-by>Marnen Laibow-Koser</meta:printed-by>
    <meta:document-statistic meta:table-count="3" meta:image-count="0" meta:object-count="0" meta:page-count="2" meta:paragraph-count="83" meta:word-count="935" meta:character-count="7255" meta:non-whitespace-character-count="6425"/>
    <meta:user-defined meta:name="Info 1"/>
    <meta:user-defined meta:name="Info 2"/>
    <meta:user-defined meta:name="Info 3"/>
    <meta:user-defined meta:name="Info 4"/>
  </office:meta>
</office:document-meta>
</file>